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09in"/>
    </style:style>
    <style:style style:name="co2" style:family="table-column">
      <style:table-column-properties fo:break-before="auto" style:column-width="0.4945in"/>
    </style:style>
    <style:style style:name="co3" style:family="table-column">
      <style:table-column-properties fo:break-before="auto" style:column-width="0.5484in"/>
    </style:style>
    <style:style style:name="co4" style:family="table-column">
      <style:table-column-properties fo:break-before="auto" style:column-width="0.580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5" table:default-cell-style-name="Default"/>
        <table:table-row table:style-name="ro1">
          <table:table-cell table:style-name="ce1" office:value-type="string">
            <text:p>COCOMO81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120">
            <text:p>12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FINNISH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120">
            <text:p>12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7">
            <text:p>47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64">
            <text:p>6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5">
            <text:p>6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CHINA</text:p>
          </table:table-cell>
          <table:table-cell table:style-name="ce1" office:value-type="string">
            <text:p>WIN:</text:p>
          </table:table-cell>
          <table:table-cell table:style-name="ce1" office:value-type="string">
            <text:p>TIE:</text:p>
          </table:table-cell>
          <table:table-cell table:style-name="ce1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120">
            <text:p>12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NASA93-CENTER-5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1">
            <text:p>6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1">
            <text:p>6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MAXWELL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0">
            <text:p>7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9">
            <text:p>8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6">
            <text:p>8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DESHARNAIS-ALL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7">
            <text:p>37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3">
            <text:p>4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71">
            <text:p>7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DESHARNAIS-L1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59">
            <text:p>5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60">
            <text:p>6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NASA93-CENTER-2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7">
            <text:p>57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76">
            <text:p>7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8">
            <text:p>7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COCOMO81O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116">
            <text:p>116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COCOMO81E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4">
            <text:p>4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7">
            <text:p>47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60">
            <text:p>60</text:p>
          </table:table-cell>
          <table:table-cell table:number-columns-repeated="4"/>
          <table:table-cell table:style-name="ce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COCOMO81S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57">
            <text:p>57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63">
            <text:p>6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64">
            <text:p>6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ALBRECHT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4">
            <text:p>4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63">
            <text:p>6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KEMERER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5">
            <text:p>6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NASA93-CENTER-1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4">
            <text:p>4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9">
            <text:p>49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SDR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">
            <text:p>3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2">
            <text:p>5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9">
            <text:p>59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9">
            <text:p>5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82">
            <text:p>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DESHARNAIS-L2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NASA93</text:p>
          </table:table-cell>
          <table:table-cell table:style-name="ce3" office:value-type="string">
            <text:p>WIN:</text:p>
          </table:table-cell>
          <table:table-cell table:style-name="ce3" office:value-type="string">
            <text:p>TIE:</text:p>
          </table:table-cell>
          <table:table-cell table:style-name="ce3" office:value-type="string">
            <text:p>LOSS: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4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8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2">
            <text:p>4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2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9">
            <text:p>5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estK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7">
            <text:p>67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MPASS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K=16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9">
            <text:p>79</text:p>
          </table:table-cell>
          <table:table-cell table:number-columns-repeated="5"/>
        </table:table-row>
        <table:table-row table:style-name="ro1" table:number-rows-repeated="6538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2">06/02/2010</text:date>, <text:time>10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6-02T10:11:57</dc:date>
    <meta:document-statistic meta:table-count="1" meta:cell-count="544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